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</office:automatic-styles>
  <office:body>
    <office:text text:use-soft-page-breaks="true">
      <text:p text:style-name="P1">Mantenimiento<text:s/>informático</text:p>
      <text:p text:style-name="Normal">Preparar ordenadores<text:s/></text:p>
      <text:p text:style-name="Normal">Manejar sistemas operativos como Linux o Windows server</text:p>
      <text:p text:style-name="Normal">Conocer el entorno real de una empresa</text:p>
      <text:p text:style-name="Normal">Aprender a programar</text:p>
      <text:p text:style-name="Normal">Poner en practica lo que he aprendido</text:p>
      <text:p text:style-name="Normal"/>
      <text:list text:style-name="LFO1" text:continue-numbering="true">
        <text:list-item>
          <text:p text:style-name="P2">Me gusto esta ingeniería debido a mi curiosidad de como funciona un ordenador ya que nosotros avanzamos más al uso de la tecnología tanto que hasta se necesitan empleados especialistas en este sector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2-02-16T08:23:00Z</meta:creation-date>
    <dc:date>2022-02-16T13:01:00Z</dc:date>
    <meta:template xlink:href="Normal" xlink:type="simple"/>
    <meta:editing-cycles>1</meta:editing-cycles>
    <meta:editing-duration>PT4680S</meta:editing-duration>
    <meta:document-statistic meta:page-count="1" meta:paragraph-count="1" meta:word-count="62" meta:character-count="402" meta:row-count="2" meta:non-whitespace-character-count="341"/>
  </office:meta>
</office:document-meta>
</file>